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text-properties officeooo:rsid="0002426e" officeooo:paragraph-rsid="0002426e"/>
    </style:style>
    <style:style style:name="P2" style:family="paragraph" style:parent-style-name="Text_20_body">
      <style:paragraph-properties fo:margin-left="0in" fo:margin-right="0in" fo:text-indent="0in" style:auto-text-indent="false"/>
      <style:text-properties officeooo:paragraph-rsid="0002426e"/>
    </style:style>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1"/>
    <style:style style:name="P5" style:family="paragraph" style:parent-style-name="Standard">
      <style:text-properties officeooo:rsid="0002426e" officeooo:paragraph-rsid="0002426e"/>
    </style:style>
    <style:style style:name="P6" style:family="paragraph" style:parent-style-name="Heading_20_3">
      <style:text-properties officeooo:rsid="0002426e" officeooo:paragraph-rsid="0002426e"/>
    </style:style>
    <style:style style:name="P7" style:family="paragraph" style:parent-style-name="Text_20_body" style:list-style-name="L2">
      <style:paragraph-properties fo:margin-left="0in" fo:margin-right="0in" fo:margin-top="0in" fo:margin-bottom="0in" style:contextual-spacing="false" fo:text-indent="0in" style:auto-text-indent="false"/>
    </style:style>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2"/>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ID Associates of Applied Science</text:h>
      <text:p text:style-name="P1"><text:span text:style-name="T1">In Arts &amp; Design @ Raritan Valley Community College</text:span></text:p>
      <text:p text:style-name="P2"><text:bookmark text:name="user-content-grid-associates-of-applied-science"/><text:span text:style-name="T1">GRID</text:span> <text:span text:style-name="T1">(Game and Real-Time Interactive Design)</text:span> is an interdisciplinary program designed to equip students with the creative and technical skills needed to excel in digital media, game development, and interactive computing. Blending design principles, programming, user experience, and rich media production, the program prepares students for careers in game design, web development, interactive storytelling, and emerging creative technologies. With hands-on projects, industry-standard tools, and a focus on innovation, students build a strong foundation in both artistic and technical aspects of interactive media.</text:p>
      <text:p text:style-name="Text_20_body">Graduates are able to:</text:p>
      <text:list text:style-name="L1">
        <text:list-item>
          <text:p text:style-name="P3">Design and develop interactive digital experiences, including games, web applications, and multimedia projects, using fundamental programming and design principles. </text:p>
        </text:list-item>
        <text:list-item>
          <text:p text:style-name="P3">Use industry-standard tools and technologies for creative computing, game development, interactive art, and rich media production. </text:p>
        </text:list-item>
        <text:list-item>
          <text:p text:style-name="P3">Solve technical and design challenges in interactive media by applying critical thinking and problem-solving skills in interactive design, user experience, and systems implementation. </text:p>
        </text:list-item>
        <text:list-item>
          <text:p text:style-name="P3">Collaborate effectively in multidisciplinary teams to produce polished, portfolio-ready projects that demonstrate technical and artistic proficiency. </text:p>
        </text:list-item>
        <text:list-item>
          <text:p text:style-name="P4">Stay current with industry trends and emerging technologies, continuously improving their skills for career growth. </text:p>
        </text:list-item>
      </text:list>
      <text:p text:style-name="P5">Current specialty paths include: <text:span text:style-name="T1">Game Art</text:span>, <text:span text:style-name="T1">Web Development</text:span>, <text:span text:style-name="T1">Game Development</text:span>, <text:span text:style-name="T1">Rich Media Production</text:span>, and <text:span text:style-name="T1">Entrepreneurship</text:span>.</text:p>
      <text:p text:style-name="P5"/>
      <text:h text:style-name="P6" text:outline-level="3">Opportunities for Graduates:</text:h>
      <text:list text:style-name="L2">
        <text:list-item>
          <text:p text:style-name="P7"><text:bookmark text:name="user-content-opportunities-for-graduates"/><text:span text:style-name="Strong_20_Emphasis">Estimated Graduates Annually: 20-30</text:span> </text:p>
        </text:list-item>
        <text:list-item>
          <text:p text:style-name="P8"><text:span text:style-name="Strong_20_Emphasis">Job Market &amp; Growth Projections:</text:span> </text:p>
          <text:list>
            <text:list-item>
              <text:p text:style-name="P8">Multimedia artists and animators: <text:span text:style-name="Strong_20_Emphasis">8% growth (BLS)</text:span> </text:p>
            </text:list-item>
            <text:list-item>
              <text:p text:style-name="P8">Web developers &amp; UX designers: <text:span text:style-name="Strong_20_Emphasis">16% growth (BLS)</text:span>[1] </text:p>
            </text:list-item>
            <text:list-item>
              <text:p text:style-name="P8">Game designers and developers: <text:span text:style-name="Strong_20_Emphasis">Projected strong demand due to industry expansion</text:span> </text:p>
            </text:list-item>
          </text:list>
        </text:list-item>
        <text:list-item>
          <text:p text:style-name="P8"><text:span text:style-name="Strong_20_Emphasis">Estimated Salaries (NJ, based on listings):</text:span>[3] </text:p>
          <text:list>
            <text:list-item>
              <text:p text:style-name="P8">Game Developers: <text:span text:style-name="Strong_20_Emphasis">$62,500 entry, $96,250 median</text:span> </text:p>
            </text:list-item>
            <text:list-item>
              <text:p text:style-name="P8">UX/UI Designers: <text:span text:style-name="Strong_20_Emphasis">$84,150 entry, $104,800 median</text:span> </text:p>
            </text:list-item>
            <text:list-item>
              <text:p text:style-name="P8">Web Developers: <text:span text:style-name="Strong_20_Emphasis">$80,000 entry, $105,000 median</text:span> </text:p>
            </text:list-item>
            <text:list-item>
              <text:p text:style-name="P9">Game Designers: <text:span text:style-name="Strong_20_Emphasis">$106,000 entry, $123,400 median</text:span> </text:p>
            </text:list-item>
          </text:list>
        </text:list-item>
      </text:list>
      <text:p text:style-name="Text_20_body">This program provides <text:span text:style-name="Strong_20_Emphasis">a clear, industry-driven path for graduates to enter high-demand careers</text:span> while also allowing for further education opportunities.</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1T10:30:18.912090394</meta:creation-date>
    <dc:date>2025-03-31T10:35:22.049160118</dc:date>
    <meta:editing-duration>PT5M4S</meta:editing-duration>
    <meta:editing-cycles>1</meta:editing-cycles>
    <meta:generator>LibreOffice/24.8.4.2$Linux_X86_64 LibreOffice_project/480$Build-2</meta:generator>
    <meta:print-date>2025-03-31T10:35:39.170378427</meta:print-date>
    <meta:printed-by>PDF files</meta:printed-by>
    <meta:document-statistic meta:table-count="0" meta:image-count="0" meta:object-count="0" meta:page-count="1" meta:paragraph-count="22" meta:word-count="307" meta:character-count="2272" meta:non-whitespace-character-count="1987"/>
  </office:meta>
</office:document-meta>
</file>